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3900001252000020210700470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7.972cm" svg:height="11.489cm" svg:x="11.713cm" svg:y="3.175cm">
          <draw:image xlink:href="Pictures/2000003900001252000020210700470F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1-26T10:30:44</meta:creation-date>
    <dc:date>2009-01-26T10:32:40</dc:date>
    <dc:language>en-US</dc:language>
    <meta:editing-cycles>2</meta:editing-cycles>
    <meta:editing-duration>PT2M4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